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e6b" officeooo:paragraph-rsid="00114e6b"/>
    </style:style>
    <style:style style:name="P2" style:family="paragraph" style:parent-style-name="Standard">
      <style:text-properties officeooo:rsid="00121b29" officeooo:paragraph-rsid="00121b29"/>
    </style:style>
    <style:style style:name="P3" style:family="paragraph" style:parent-style-name="Standard">
      <style:text-properties officeooo:rsid="0013f21b" officeooo:paragraph-rsid="0013f21b"/>
    </style:style>
    <style:style style:name="P4" style:family="paragraph" style:parent-style-name="Standard">
      <style:text-properties officeooo:rsid="0017cb89" officeooo:paragraph-rsid="0017cb89"/>
    </style:style>
    <style:style style:name="P5" style:family="paragraph" style:parent-style-name="Standard">
      <style:text-properties officeooo:rsid="001896c2" officeooo:paragraph-rsid="001896c2"/>
    </style:style>
    <style:style style:name="P6" style:family="paragraph" style:parent-style-name="Standard">
      <style:text-properties officeooo:rsid="0019c763" officeooo:paragraph-rsid="0019c763"/>
    </style:style>
    <style:style style:name="P7" style:family="paragraph" style:parent-style-name="Standard">
      <style:text-properties officeooo:rsid="00203acd" officeooo:paragraph-rsid="00203acd"/>
    </style:style>
    <style:style style:name="P8" style:family="paragraph" style:parent-style-name="Standard">
      <style:text-properties officeooo:rsid="002272dc" officeooo:paragraph-rsid="002272dc"/>
    </style:style>
    <style:style style:name="T1" style:family="text">
      <style:text-properties officeooo:rsid="00121b29"/>
    </style:style>
    <style:style style:name="T2" style:family="text">
      <style:text-properties officeooo:rsid="0016e7df"/>
    </style:style>
    <style:style style:name="T3" style:family="text">
      <style:text-properties officeooo:rsid="001b4051"/>
    </style:style>
    <style:style style:name="T4" style:family="text">
      <style:text-properties officeooo:rsid="001c4409"/>
    </style:style>
    <style:style style:name="T5" style:family="text">
      <style:text-properties officeooo:rsid="0020f1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of staples computer search &amp; filter application (SCSFA???…. Idk man sounds pretty gay)</text:p>
      <text:p text:style-name="P1"/>
      <text:p text:style-name="P1"/>
      <text:p text:style-name="P1">Computer objects: stored in files. Together or apart?</text:p>
      <text:p text:style-name="P1">Together pros:</text:p>
      <text:p text:style-name="P1">-only have to open one file</text:p>
      <text:p text:style-name="P1">-can manually edit / add multiple things without having tons of windows open</text:p>
      <text:p text:style-name="P1">-<text:span text:style-name="T1">reading within a file is easier than parsing within the directory</text:span></text:p>
      <text:p text:style-name="P2">together cons:</text:p>
      <text:p text:style-name="P2">-if file is lost / corrupted all data is lost</text:p>
      <text:p text:style-name="P3">apart pros:</text:p>
      <text:p text:style-name="P3">-easier to read through manually in directory</text:p>
      <text:p text:style-name="P3">-<text:span text:style-name="T2">quicker to identify which computers are stored from directory</text:span></text:p>
      <text:p text:style-name="P4">apart cons:</text:p>
      <text:p text:style-name="P4">-probably slower to have ruby find and open files than move through one</text:p>
      <text:p text:style-name="P5">Decision: together, each on their own line</text:p>
      <text:p text:style-name="P5"/>
      <text:p text:style-name="P6">attributes of computers:</text:p>
      <text:p text:style-name="P6">-should be modular so new elements can be added <text:span text:style-name="T3">on the fly</text:span></text:p>
      <text:p text:style-name="P6">-<text:span text:style-name="T4">current implementation has elements in a fixed order, perhaps tagging them with which object they are associated with would be better. This would also make objects less vulnerable to minor typos causing exceptions</text:span></text:p>
      <text:p text:style-name="P6"/>
      <text:p text:style-name="P7">creation of computers: </text:p>
      <text:p text:style-name="P7">-i want to be able to change the attributes of all computers easily without having to remake muliple functions</text:p>
      <text:p text:style-name="P7">-<text:span text:style-name="T5">to achieve this, I think I’ll have the objects be created to have fields based on a file</text:span></text:p>
      <text:p text:style-name="P7">-<text:span text:style-name="T5">so when creating or processing a Computer, it will read in a Computer_template file and use the information in that to decide which fields to look for</text:span></text:p>
      <text:p text:style-name="P7"/>
      <text:p text:style-name="P8">so Computers would be defined in this file and then the methods for accessing computers would be dependent on the arguments of computers. I think perhaps just changing the methods would be the ideal solution here and leaving Computer in computer.rb relatively un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9:41:30.148308981</meta:creation-date>
    <dc:date>2019-06-25T13:11:20.805272185</dc:date>
    <meta:editing-duration>PT39M17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64" meta:character-count="1569" meta:non-whitespace-character-count="1326"/>
  </office:meta>
</office:document-meta>
</file>